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235.57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wrap-option="wrap" style:vertical-align="middle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size="14pt" style:font-size-asian="14pt" style:font-size-complex="14pt"/>
    </style:style>
    <style:style style:name="ce7" style:family="table-cell" style:parent-style-name="Default" style:data-style-name="N11">
      <style:table-cell-properties fo:background-color="#cc0000" style:text-align-source="fix" style:repeat-content="false" fo:wrap-option="wrap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Previsa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Atividade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1" table:number-columns-repeated="1020" table:default-cell-style-name="ce3"/>
        <table:table-row table:style-name="ro2">
          <table:table-cell table:number-columns-repeated="2"/>
          <table:table-cell table:style-name="ce6" office:value-type="string" calcext:value-type="string">
            <text:p>HORAS</text:p>
          </table:table-cell>
          <table:table-cell table:formula="of:=SUM([.D8:.D1048576])" office:value-type="float" office:value="99.25" calcext:value-type="float">
            <text:p>99,25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 table:number-columns-spanned="1" table:number-rows-spanned="4">
            <text:p>SIMULAÇÃO DE PORTO – PUERTO NUEVO (BUENOS AIRES)</text:p>
          </table:table-cell>
          <table:table-cell table:style-name="ce6" office:value-type="string" calcext:value-type="string">
            <text:p>DEDIC. SEMANA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/>
          <table:covered-table-cell/>
          <table:table-cell table:style-name="ce6" office:value-type="string" calcext:value-type="string">
            <text:p>SEMANAS</text:p>
          </table:table-cell>
          <table:table-cell table:formula="of:=[.D1]/[.D2]" office:value-type="float" office:value="9.925" calcext:value-type="float">
            <text:p>9,925</text:p>
          </table:table-cell>
          <table:table-cell table:number-columns-repeated="1020"/>
        </table:table-row>
        <table:table-row table:style-name="ro2">
          <table:table-cell/>
          <table:covered-table-cell/>
          <table:table-cell table:style-name="ce6" office:value-type="string" calcext:value-type="string">
            <text:p>HORAS FALTAM</text:p>
          </table:table-cell>
          <table:table-cell table:formula="of:=[.D1]-SUMIF([.C8:.C1048576];&quot;CONCLUIDO&quot;;[.D8:.D1048576])" office:value-type="float" office:value="45.5" calcext:value-type="float">
            <text:p>45,5</text:p>
          </table:table-cell>
          <table:table-cell table:number-columns-repeated="1020"/>
        </table:table-row>
        <table:table-row table:style-name="ro2">
          <table:table-cell/>
          <table:covered-table-cell/>
          <table:table-cell table:style-name="ce6" office:value-type="string" calcext:value-type="string">
            <text:p>% QUE FALTA</text:p>
          </table:table-cell>
          <table:table-cell table:style-name="ce7" table:formula="of:=[.D4]/[.D1]" office:value-type="percentage" office:value="0.458438287153652" calcext:value-type="percentage">
            <text:p>45,8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Ativida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Horas</text:p>
          </table:table-cell>
          <table:table-cell table:style-name="ce8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finir modelo de simulação</text:p>
          </table:table-cell>
          <table:table-cell office:value-type="string" calcext:value-type="string">
            <text:p>CONCLUIDO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finir Event Listeners</text:p>
          </table:table-cell>
          <table:table-cell office:value-type="string" calcext:value-type="string">
            <text:p>CONCLUIDO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efinir Distribuicoes de Probabilidade para Duracao dos Eventos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plementar leitura de arquivo</text:p>
          </table:table-cell>
          <table:table-cell office:value-type="string" calcext:value-type="string">
            <text:p>CONCLUIDO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mplementar Lista de Eventos Futuros (FEL)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efinir indicadores de desempenho de saída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mplementar Duracao de Tempo para Atividade ‘Chegada de Navios’ (Navi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Implementar Duracao de Tempo para Atividade ‘Atracar’ (Navio, Equipe, Cais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Implementar Duracao de Tempo para Atividade ‘Desatracar’ (Navio, Equipe, Cais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Implementar Duracao de Tempo para Atividade ‘Içar Container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Implementar Duracao de Tempo para Atividade ‘Movimentar Container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Implementar Duracao de Tempo para Atividade ‘Carregar Transporte’ (Grua, 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Implementar Duracao de Tempo para Atividade ‘Mov. Grua Vazia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Implementar Duracao de Tempo para Atividade ‘Movimenta Carregado’ (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Implementar Duracao de Tempo para Atividade ‘Descarga Container Patio’ (Carreta, 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Implementar Duracao de Tempo para Atividade ‘Descarga Container Patio’ (Carreta, 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Implementar Duracao de Tempo para Atividade ‘Mov. Container Pilha Dest. (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Implementar Duracao de Tempo para Atividade ‘Mov. Container Pilha Dest.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Implementar Duracao de Tempo para Atividade ‘Empilhar’ (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Implementar Duracao de Tempo para Atividade ‘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Implementar Duracao de Tempo para Atividade ‘Mov. até Pilha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Implementar Duracao de Tempo para Atividade ‘Des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Implementar Duracao de Tempo para Atividade ‘Movimenta Cont. Terminal Ferrov.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Implementar Duracao de Tempo para Atividade ‘Carrega Cont. Vagao’ (Reach, 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Implementar Duracao de Tempo para Atividade ‘Posicionar no Terminal’ (Composicao, Terminal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Implementar Duracao de Tempo para Atividade ‘Chegada Trens Terminal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Implementar Duracao de Tempo para Atividade ‘Libera Terminal’ (Composicao, Terminal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efinir todas as filas e atrasos do modelo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Implementar Fila ‘Aguardar Cais’ (Navi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Implementar Fila ‘Aguardar Descarregar’ (Navi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Implementar Fila ‘Aguardar Transporte’ (Gru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Implementar Fila ‘Fila na Grua’ (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mplementar Fila ‘Aguardar Descarga Patio’ (Carreta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mplementar Fila ‘Fila para Empilhar’ (RTG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mplementar Fila ‘Fila para 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Implementar Fila ‘Ag. Fila Desempilhar’ (Reach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Implementar Fila ‘Fila Patio Manobra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mplementar Fila ‘Aguardar Reach Stacker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mplementar Fila ‘Aguarda Liberacao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efinir entidades do modelo de simulacao</text:p>
          </table:table-cell>
          <table:table-cell office:value-type="string" calcext:value-type="string">
            <text:p>CONCLUIDO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Implementar Entidade ‘Navio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Implementar Entidade ‘Equipe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Implementar Entidade ‘Cais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Implementar Entidade ‘Grua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Implementar Entidade ‘RTG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Implementar Entidade ‘Reach Stacker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Implementar Entidade ‘Carreta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Implementar Entidade ‘Terminal Carga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mplementar Entidade ‘Composicao’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Implementar Colecao de Entidade ‘Navio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Implementar Colecao deEntidade ‘Equipe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Implementar Colecao de Entidade ‘Cais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mplementar Colecao de Entidade ‘Grua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plementar Colecao de Entidade ‘RTG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Implementar Colecao de Entidade ‘Reach Stacker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Implementar Colecao de Entidade ‘Carreta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Implementar Colecao de Entidade ‘Terminal Carga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Implementar Colecao de Entidade ‘Composicao’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Implementar Event Notice ‘Chegada de Navios’ (Navi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Implementar Event Notice ‘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Implementar Event Notice ‘Des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Implementar Event Notice ‘Iç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Implementar Event Notice ‘Moviment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Implementar Event Notice ‘Carregar Transporte’ (Grua, Carret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Implementar Event Notice ‘Mov. Grua Vazia’ (Gru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Implementar Event Notice ‘Movimenta Carregado’ (Carreta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Implementar Event Notice ‘Descarga Container Patio’ (Carreta, RTG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Implementar Event Notice ‘Descarga Container Patio’ (Carreta, 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Implementar Event Notice ‘Mov. Container Pilha Dest. (RTG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Implementar Event Notice ‘Mov. Container Pilha Dest.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Implementar Event Notice ‘Empilhar’ (RTG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Implementar Event Notice ‘Empilhar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Implementar Event Notice ‘Mov. até Pilha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Implementar Event Notice ‘Desempilhar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Implementar Event Notice ‘Movimenta Cont. Terminal Ferrov.’ (Reach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Implementar Event Notice ‘Carrega Cont. Vagao’ (Reach, Composicao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Implementar Event Notice ‘Posicionar no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Implementar Event Notice ‘Chegada Trens Terminal’ (Composicao)</text:p>
          </table:table-cell>
          <table:table-cell office:value-type="string" calcext:value-type="string">
            <text:p>CONCLUIDO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Implementar Event Notice ‘Libera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mplementar Event Listener ‘Chegada de Navios’ (Navio)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Implementar Event Listener ‘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Implementar Event Listener ‘Desatracar’ (Navio, Equipe, Cais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Implementar Event Listener ‘Iç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Implementar Event Listener ‘Movimentar Container’ (Gru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Implementar Event Listener ‘Carregar Transporte’ (Grua, Carret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Implementar Event Listener ‘Mov. Grua Vazia’ (Gru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Implementar Event Listener ‘Movimenta Carregado’ (Carreta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Implementar Event Listener ‘Descarga Container Patio’ (Carreta, RTG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Implementar Event Listener ‘Descarga Container Patio’ (Carreta, 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Implementar Event Listener ‘Mov. Container Pilha Dest. (RTG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office:value-type="string" calcext:value-type="string">
            <text:p>Implementar Event Listener ‘Mov. Container Pilha Dest.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Implementar Event Listener ‘Empilhar’ (RTG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office:value-type="string" calcext:value-type="string">
            <text:p>Implementar Event Listener ‘Empilhar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Implementar Event Listener ‘Mov. até Pilha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5" office:value-type="string" calcext:value-type="string">
            <text:p>Implementar Event Listener ‘Desempilhar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Implementar Event Listener ‘Movimenta Cont. Terminal Ferrov.’ (Reach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5" office:value-type="string" calcext:value-type="string">
            <text:p>Implementar Event Listener ‘Carrega Cont. Vagao’ (Reach, Composicao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Implementar Event Listener ‘Posicionar no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5" office:value-type="string" calcext:value-type="string">
            <text:p>Implementar Event Listener ‘Chegada Trens Terminal’ (Composicao)</text:p>
          </table:table-cell>
          <table:table-cell office:value-type="string" calcext:value-type="string">
            <text:p>CONCLUID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Implementar Event Listener ‘Libera Terminal’ (Composicao, Terminal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Gerar eventos exógenos na inicialização da simulação (FEL Inicial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Criar cenário inicial da rodada com base nos dados do arquivo lido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Implementar os contadores e indicadores de desempenho (Indicador 1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Implementar os contadores e indicadores de desempenho (Indicador 2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Implementar os contadores e indicadores de desempenho (Indicador 3)</text:p>
          </table:table-cell>
          <table:table-cell office:value-type="string" calcext:value-type="string">
            <text:p>PENDENT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Gerar arquivo de saida com detalhes sobre os indicadores de desempenho implementados</text:p>
          </table:table-cell>
          <table:table-cell office:value-type="string" calcext:value-type="string">
            <text:p>PENDEN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rojeto Experimental: editar arquivo para 02 (dois) cenarios diferentes</text:p>
          </table:table-cell>
          <table:table-cell office:value-type="string" calcext:value-type="string">
            <text:p>PENDENTE</text:p>
          </table:table-cell>
          <table:table-cell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rojeto Experimental: definir script para repetir modelo de simulação (sugestao: bash)</text:p>
          </table:table-cell>
          <table:table-cell office:value-type="string" calcext:value-type="string">
            <text:p>PENDENTE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Projeto Experimental: executar script para replicar modelo X vezes/cenario (X = 100 é o ideal)</text:p>
          </table:table-cell>
          <table:table-cell office:value-type="string" calcext:value-type="string">
            <text:p>PENDENT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Projeto Experimental: analise dos resultados (histograma, boxplot, sumario estatistico)</text:p>
          </table:table-cell>
          <table:table-cell office:value-type="string" calcext:value-type="string">
            <text:p>PENDENT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presentação Final com Modelo, Indicadores e Resultados</text:p>
          </table:table-cell>
          <table:table-cell office:value-type="string" calcext:value-type="string">
            <text:p>PENDENT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5:04:12.921387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0:36:29.552896787</meta:creation-date>
    <dc:date>2017-06-23T23:42:35.907077405</dc:date>
    <meta:editing-duration>PT4H55M59S</meta:editing-duration>
    <meta:editing-cycles>12</meta:editing-cycles>
    <meta:generator>LibreOffice/5.1.6.2$Linux_X86_64 LibreOffice_project/10m0$Build-2</meta:generator>
    <meta:document-statistic meta:table-count="2" meta:cell-count="459" meta:object-count="0"/>
  </office:meta>
</office:document-meta>
</file>